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Pictures/10000201000004BC000004BCC0653A40.png" manifest:media-type="image/png"/>
  <manifest:file-entry manifest:full-path="Pictures/10000201000004BC000004BCCA9192DE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ff00ff" draw:fill-color="#ff00ff" draw:opacity="20%" draw:textarea-horizontal-align="justify" draw:textarea-vertical-align="middle" draw:auto-grow-height="false" draw:shadow-opacity="20%"/>
    </style:style>
    <style:style style:name="gr3" style:family="graphic" style:parent-style-name="standard">
      <style:graphic-properties svg:stroke-color="#ffb515" draw:fill-color="#ffff00" draw:opacity="10%" draw:textarea-horizontal-align="justify" draw:textarea-vertical-align="middle" draw:auto-grow-height="false" draw:shadow-opacity="10%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color="#b3b300"/>
    </style:style>
    <style:style style:name="P3" style:family="paragraph">
      <style:text-properties fo:color="#b3b300" fo:font-size="13pt" style:font-size-asian="13pt" style:font-size-complex="13pt"/>
    </style:style>
    <style:style style:name="P4" style:family="paragraph">
      <style:text-properties fo:color="#ff00ff" fo:font-size="13pt" style:font-size-asian="13pt" style:font-size-complex="13pt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color="#ff00ff"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8.999cm" svg:height="18.999cm" svg:x="1cm" svg:y="4.7cm">
          <draw:image xlink:href="Pictures/10000201000004BC000004BCCA9192DE.png" xlink:type="simple" xlink:show="embed" xlink:actuate="onLoad">
            <text:p/>
          </draw:image>
        </draw:frame>
        <draw:frame draw:style-name="gr1" draw:text-style-name="P1" draw:layer="layout" svg:width="18.999cm" svg:height="18.999cm" svg:x="1cm" svg:y="4.7cm">
          <draw:image xlink:href="Pictures/10000201000004BC000004BCC0653A40.png" xlink:type="simple" xlink:show="embed" xlink:actuate="onLoad">
            <text:p/>
          </draw:image>
        </draw:frame>
        <draw:custom-shape draw:style-name="gr2" draw:text-style-name="P1" draw:layer="layout" svg:width="10.011cm" svg:height="0.5cm" draw:transform="rotate (-0.610865238198016) translate (3.85cm 9.43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" draw:text-style-name="P1" draw:layer="layout" svg:width="2.629cm" svg:height="1.338cm" draw:transform="rotate (-0.698131700797732) translate (9.723cm 10.58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3.423cm" svg:height="0.763cm" svg:x="11.177cm" svg:y="10.837cm">
          <draw:text-box>
            <text:p text:style-name="P2"><text:span text:style-name="T1">Pseudomonas</text:span></text:p>
          </draw:text-box>
        </draw:frame>
        <draw:frame draw:style-name="gr4" draw:text-style-name="P4" draw:layer="layout" svg:width="4.591cm" svg:height="0.763cm" svg:x="5.177cm" svg:y="9.8cm">
          <draw:text-box>
            <text:p><text:span text:style-name="T2">Bêtaprotéobactéries</text:span></text:p>
          </draw:text-box>
        </draw:frame>
        <draw:custom-shape draw:style-name="gr3" draw:text-style-name="P1" draw:layer="layout" svg:width="3.004cm" svg:height="1.191cm" draw:transform="rotate (-0.698131700797732) translate (10.931cm 12.53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2.763cm" svg:height="1.275cm" svg:x="11.677cm" svg:y="12.137cm">
          <draw:text-box>
            <text:p text:style-name="P2"><text:span text:style-name="T1">Ralstonia</text:span></text:p>
            <text:p text:style-name="P2"><text:span text:style-name="T1">Acidovorax</text:span></text:p>
          </draw:text-box>
        </draw:frame>
        <draw:custom-shape draw:style-name="gr3" draw:text-style-name="P1" draw:layer="layout" svg:width="5.362cm" svg:height="3.716cm" draw:transform="rotate (-0.698131700797732) translate (7.467cm 12.3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2.864cm" svg:height="0.763cm" svg:x="4cm" svg:y="16.437cm">
          <draw:text-box>
            <text:p text:style-name="P2"><text:span text:style-name="T1">Rhizobiale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4-09T16:26:11</meta:creation-date>
    <dc:date>2014-07-09T14:28:10</dc:date>
    <meta:editing-duration>PT1H16M33S</meta:editing-duration>
    <meta:editing-cycles>4</meta:editing-cycles>
    <meta:generator>LibreOffice/3.5$Linux_X86_64 LibreOffice_project/350m1$Build-2</meta:generator>
    <meta:document-statistic meta:object-count="10"/>
  </office:meta>
</office:document-meta>
</file>